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UpgradeStrategy.getSupported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UpgradeStrategy.upgradeInternal( ServerHttpRequest request , ServerHttpResponse response , @ Nullable String selectedProtocol , List &lt; Extension &gt; selectedExtensions ,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ndardWebSocketUpgradeStrategy.upgradeHttpToWebSocket( HttpServletRequest request , HttpServletResponse response , ServerEndpointConfig endpointConfig , Map &lt; String , String &gt; path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